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4.072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4.707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4.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stroke="none" svg:stroke-color="#000000" draw:fill="none" draw:fill-color="#ffffff" fo:min-height="1.7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5.699cm" svg:x2="6.715cm" svg:y2="5.064cm">
          <text:p/>
        </draw:line>
        <draw:custom-shape draw:style-name="gr2" draw:text-style-name="P2" draw:layer="layout" svg:width="4.572cm" svg:height="1.27cm" svg:x="7.096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07cm" svg:height="1.397cm" svg:x="6.969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1.397cm" svg:x="14.335cm" svg:y="6.84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795cm" svg:y1="6.207cm" svg:x2="14.208cm" svg:y2="7.35cm">
          <text:p/>
        </draw:line>
        <draw:line draw:style-name="gr1" draw:text-style-name="P1" draw:layer="layout" svg:x1="11.922cm" svg:y1="9.382cm" svg:x2="14.208cm" svg:y2="8.366cm">
          <text:p/>
        </draw:line>
        <draw:line draw:style-name="gr1" draw:text-style-name="P1" draw:layer="layout" svg:x1="3.667cm" svg:y1="6.207cm" svg:x2="6.588cm" svg:y2="9.128cm">
          <text:p/>
        </draw:line>
        <draw:line draw:style-name="gr1" draw:text-style-name="P1" draw:layer="layout" svg:x1="3.667cm" svg:y1="8.493cm" svg:x2="6.715cm" svg:y2="5.572cm">
          <text:p/>
        </draw:line>
        <draw:line draw:style-name="gr1" draw:text-style-name="P1" draw:layer="layout" svg:x1="3.413cm" svg:y1="9.001cm" svg:x2="6.715cm" svg:y2="9.382cm">
          <text:p/>
        </draw:line>
        <draw:frame draw:style-name="gr5" draw:text-style-name="P3" draw:layer="layout" svg:width="1.277cm" svg:height="0.962cm" svg:x="2.143cm" svg:y="5.372cm">
          <draw:text-box>
            <text:p>X1</text:p>
          </draw:text-box>
        </draw:frame>
        <draw:frame draw:style-name="gr6" draw:text-style-name="P3" draw:layer="layout" svg:width="1.277cm" svg:height="0.962cm" svg:x="1.628cm" svg:y="8.366cm">
          <draw:text-box>
            <text:p>X2</text:p>
          </draw:text-box>
        </draw:frame>
        <draw:frame draw:style-name="gr7" draw:text-style-name="P3" draw:layer="layout" svg:width="5.842cm" svg:height="1.673cm" svg:x="6.842cm" svg:y="4.915cm">
          <draw:text-box>
            <text:p>X1 OR NOT(X2)</text:p>
          </draw:text-box>
        </draw:frame>
        <draw:frame draw:style-name="gr7" draw:text-style-name="P3" draw:layer="layout" svg:width="6.35cm" svg:height="1.673cm" svg:x="6.969cm" svg:y="8.852cm">
          <draw:text-box>
            <text:p>X1 AND NOT(x2)</text:p>
          </draw:text-box>
        </draw:frame>
        <draw:frame draw:style-name="gr8" draw:text-style-name="P3" draw:layer="layout" svg:width="5.742cm" svg:height="1.143cm" svg:x="14.258cm" svg:y="6.969cm">
          <draw:text-box>
            <text:p>NOT(O1) OR O2</text:p>
          </draw:text-box>
        </draw:frame>
        <draw:frame draw:style-name="gr8" draw:text-style-name="P3" draw:layer="layout" svg:width="8.763cm" svg:height="2.384cm" svg:x="3.794cm" svg:y="1.889cm">
          <draw:text-box>
            <text:p>b) Das sind die boolschen funktion die gelernt wurden mit den gewichten</text:p>
          </draw:text-box>
        </draw:frame>
        <draw:frame draw:style-name="gr9" draw:text-style-name="P3" draw:layer="layout" svg:width="5.588cm" svg:height="7.361cm" svg:x="4.937cm" svg:y="13.573cm">
          <draw:text-box>
            <text:p>a)</text:p>
            <text:p/>
            <text:p>W1 = 5.7 <text:s text:c="4"/>4.9</text:p>
            <text:p><text:tab/> -5.6 <text:s text:c="4"/>-5.1</text:p>
            <text:p><text:s text:c="9"/>2.8 <text:s text:c="5"/>-2.7</text:p>
            <text:p/>
            <text:p/>
            <text:p>W2 = -7.6</text:p>
            <text:p><text:tab/> <text:s text:c="3"/>8.0</text:p>
            <text:p><text:tab/> <text:s text:c="3"/>3.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00:10:19.818604366</meta:creation-date>
    <dc:date>2016-01-20T00:19:02.674236316</dc:date>
    <meta:editing-duration>PT8M43S</meta:editing-duration>
    <meta:editing-cycles>1</meta:editing-cycles>
    <meta:document-statistic meta:object-count="16"/>
    <meta:generator>LibreOffice/5.0.2.2$Linux_X86_64 LibreOffice_project/00m0$Build-2</meta:generator>
  </office:meta>
</office:document-meta>
</file>